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4f84b"/>
    </style:style>
    <style:style style:name="P2" style:family="paragraph" style:parent-style-name="Standard">
      <style:paragraph-properties fo:break-before="page"/>
      <style:text-properties officeooo:paragraph-rsid="0014f84b"/>
    </style:style>
    <style:style style:name="P3" style:family="paragraph" style:parent-style-name="Standard">
      <style:text-properties officeooo:rsid="0014f84b" officeooo:paragraph-rsid="0014f84b"/>
    </style:style>
    <style:style style:name="P4" style:family="paragraph" style:parent-style-name="Standard">
      <style:text-properties officeooo:rsid="0015b0d4" officeooo:paragraph-rsid="0015b0d4"/>
    </style:style>
    <style:style style:name="P5" style:family="paragraph" style:parent-style-name="Standard">
      <style:paragraph-properties fo:break-before="page"/>
      <style:text-properties officeooo:paragraph-rsid="0015b0d4"/>
    </style:style>
    <style:style style:name="P6" style:family="paragraph" style:parent-style-name="Text_20_body" style:list-style-name="L1">
      <style:text-properties officeooo:paragraph-rsid="0014f84b"/>
    </style:style>
    <style:style style:name="P7" style:family="paragraph" style:parent-style-name="Text_20_body" style:list-style-name="L10">
      <style:text-properties officeooo:paragraph-rsid="0014f84b"/>
    </style:style>
    <style:style style:name="P8" style:family="paragraph" style:parent-style-name="Text_20_body" style:list-style-name="L11">
      <style:text-properties officeooo:paragraph-rsid="0014f84b"/>
    </style:style>
    <style:style style:name="P9" style:family="paragraph" style:parent-style-name="Text_20_body" style:list-style-name="L12">
      <style:text-properties officeooo:paragraph-rsid="0014f84b"/>
    </style:style>
    <style:style style:name="P10" style:family="paragraph" style:parent-style-name="Text_20_body" style:list-style-name="L13">
      <style:text-properties officeooo:paragraph-rsid="0014f84b"/>
    </style:style>
    <style:style style:name="P11" style:family="paragraph" style:parent-style-name="Text_20_body" style:list-style-name="L14">
      <style:text-properties officeooo:paragraph-rsid="0014f84b"/>
    </style:style>
    <style:style style:name="P12" style:family="paragraph" style:parent-style-name="Text_20_body" style:list-style-name="L15">
      <style:text-properties officeooo:paragraph-rsid="0014f84b"/>
    </style:style>
    <style:style style:name="P13" style:family="paragraph" style:parent-style-name="Text_20_body" style:list-style-name="L16">
      <style:text-properties officeooo:paragraph-rsid="0014f84b"/>
    </style:style>
    <style:style style:name="P14" style:family="paragraph" style:parent-style-name="Text_20_body" style:list-style-name="L17">
      <style:text-properties officeooo:paragraph-rsid="0014f84b"/>
    </style:style>
    <style:style style:name="P15" style:family="paragraph" style:parent-style-name="Text_20_body" style:list-style-name="L18">
      <style:text-properties officeooo:paragraph-rsid="0014f84b"/>
    </style:style>
    <style:style style:name="P16" style:family="paragraph" style:parent-style-name="Text_20_body">
      <style:text-properties officeooo:paragraph-rsid="0014f84b"/>
    </style:style>
    <style:style style:name="P17" style:family="paragraph" style:parent-style-name="Text_20_body" style:list-style-name="L19"/>
    <style:style style:name="T1" style:family="text">
      <style:text-properties fo:font-weight="bold"/>
    </style:style>
    <style:style style:name="T2" style:family="text">
      <style:text-properties officeooo:rsid="0014f84b"/>
    </style:style>
    <style:style style:name="T3" style:family="text">
      <style:text-properties officeooo:rsid="0015b0d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1.387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Enfoque basado en tres documentos clave: un <text:span text:style-name="T1">README</text:span> para la configuración del ambiente, un <text:span text:style-name="T1">documento de arquitectura</text:span> para explicar el diseño del sistema y un <text:span text:style-name="T1">manual de convenciones de código</text:span> para garantizar la consistencia. </text:p>
      <text:p text:style-name="P3"/>
      <text:p text:style-name="P3"/>
      <text:p text:style-name="P3">1) Readme</text:p>
      <text:p text:style-name="P1"/>
      <text:list xml:id="list2456101183" text:style-name="L1">
        <text:list-item>
          <text:p text:style-name="P6"><text:span text:style-name="T1">Descripción del proyecto</text:span>: Una breve descripción de "Biblioteca Comunitaria Lectores.uy".</text:p>
        </text:list-item>
      </text:list>
      <text:list xml:id="list1535342394" text:style-name="L10">
        <text:list-item>
          <text:p text:style-name="P7"><text:span text:style-name="T1">Requisitos Previos</text:span>:</text:p>
        </text:list-item>
      </text:list>
      <text:list xml:id="list2284653418" text:style-name="L11">
        <text:list-item>
          <text:p text:style-name="P8">Java JDK 17 o superior.</text:p>
        </text:list-item>
        <text:list-item>
          <text:p text:style-name="P8">Maven.</text:p>
        </text:list-item>
        <text:list-item>
          <text:p text:style-name="P8">Docker.</text:p>
        </text:list-item>
      </text:list>
      <text:list xml:id="list2870415664" text:style-name="L12">
        <text:list-item>
          <text:p text:style-name="P9"><text:span text:style-name="T1">Configuración del ambiente</text:span>:</text:p>
        </text:list-item>
      </text:list>
      <text:list xml:id="list2390958977" text:style-name="L13">
        <text:list-item>
          <text:p text:style-name="P10"><text:span text:style-name="T1">Paso 1: Clonar el repositorio</text:span>: <text:span text:style-name="Source_20_Text">git clone https://docs.github.com/es/get-started/using-git/getting-changes-from-a-remote-repository</text:span>.</text:p>
        </text:list-item>
        <text:list-item>
          <text:p text:style-name="P10"><text:span text:style-name="T1">Paso 2: Levantar la base de datos con Docker</text:span>: Incluye el comando <text:span text:style-name="Source_20_Text">docker run</text:span> exacto que están usando, incluyendo el nombre de la base de datos, el usuario y la contraseña.</text:p>
        </text:list-item>
        <text:list-item>
          <text:p text:style-name="P10"><text:span text:style-name="T1">Paso 3: Configurar el IDE</text:span>: Instrucciones para importar el proyecto Maven en Eclipse, NetBeans o IntelliJ.</text:p>
        </text:list-item>
      </text:list>
      <text:list xml:id="list771225445" text:style-name="L14">
        <text:list-item>
          <text:p text:style-name="P11"><text:span text:style-name="T1">Ejecución de la aplicación</text:span>:</text:p>
        </text:list-item>
      </text:list>
      <text:list xml:id="list1336484215" text:style-name="L15">
        <text:list-item>
          <text:p text:style-name="P12">Cómo ejecutar la clase <text:span text:style-name="Source_20_Text">MainApp.java</text:span> (si la usan) para verificar que la conexión a la base de datos funciona.</text:p>
        </text:list-item>
      </text:list>
      <text:list xml:id="list327499053" text:style-name="L16">
        <text:list-item>
          <text:p text:style-name="P13"><text:span text:style-name="T1">Estructura del proyecto</text:span>:</text:p>
        </text:list-item>
      </text:list>
      <text:list xml:id="list982931138" text:style-name="L17">
        <text:list-item>
          <text:p text:style-name="P14">Una breve explicación de las carpetas principales (<text:span text:style-name="Source_20_Text">src/main/java/lectoresuy/biblioteca/</text:span>) y el propósito de cada una (<text:span text:style-name="Source_20_Text">entidades</text:span>, <text:span text:style-name="Source_20_Text">dao</text:span>, <text:span text:style-name="Source_20_Text">service</text:span>, <text:span text:style-name="Source_20_Text">datatypes</text:span>).</text:p>
        </text:list-item>
      </text:list>
      <text:p text:style-name="P1"/>
      <text:p text:style-name="P1"/>
      <text:p text:style-name="P2"><text:span text:style-name="T2">2) </text:span>Documento de Arquitectura y Diseño</text:p>
      <text:p text:style-name="P1"/>
      <text:p text:style-name="P1"/>
      <text:p text:style-name="P16">Este documento, explica la estructura del proyecto a un nivel superior. Ayuda a que todos entiendan por qué se tomó cada decisión de diseño.</text:p>
      <text:list xml:id="list1184312576" text:style-name="L18">
        <text:list-item>
          <text:p text:style-name="P15"><text:span text:style-name="T1">Arquitectura de la aplicación</text:span>: Explica el patrón de diseño de <text:span text:style-name="T1">tres capas</text:span> (Presentación, Servicio/Lógica de Negocio y Persistencia) que están utilizando. Puedes incluir un diagrama simple para ilustrar cómo se comunican las capas.</text:p>
        </text:list-item>
        <text:list-item>
          <text:p text:style-name="P15"><text:span text:style-name="T1">Diagrama de Clases</text:span>: Adjunta el diagrama UML de las entidades que ya tienes. Esto es crucial para que todos entiendan la estructura de datos.</text:p>
        </text:list-item>
        <text:list-item>
          <text:p text:style-name="P15"><text:span text:style-name="T1">Patrones de diseño</text:span>: Menciona los patrones de diseño que están implementados, como:</text:p>
          <text:list>
            <text:list-item>
              <text:p text:style-name="P15"><text:span text:style-name="T1">DAO (Data Access Object)</text:span>: Para abstraer la lógica de persistencia.</text:p>
            </text:list-item>
            <text:list-item>
              <text:p text:style-name="P15"><text:span text:style-name="T1">DTO (Data Transfer Object)</text:span>: Para transferir datos de forma segura entre las capas.</text:p>
            </text:list-item>
            <text:list-item>
              <text:p text:style-name="P15"><text:span text:style-name="T1">Singleton</text:span>: Explicar por qué <text:span text:style-name="Source_20_Text">HibernateUtil</text:span> es un singleton.</text:p>
            </text:list-item>
          </text:list>
        </text:list-item>
        <text:list-item>
          <text:p text:style-name="P15"><text:span text:style-name="T1">Configuración de la persistencia</text:span>: Describe la función del <text:span text:style-name="Source_20_Text">pom.xml</text:span> y del <text:span text:style-name="Source_20_Text">hibernate.cfg.xml</text:span>, incluyendo el uso de <text:span text:style-name="Source_20_Text">hbm2ddl.auto</text:span>.</text:p>
        </text:list-item>
      </text:list>
      <text:p text:style-name="P1"/>
      <text:p text:style-name="P1"/>
      <text:p text:style-name="P5"><text:span text:style-name="T3">3) </text:span>Guía de Convenciones de Código</text:p>
      <text:p text:style-name="Text_20_body"><text:line-break/>Para garantizar que el código de todos sea consistente y legible, crea una guía de estilo. Esto evita problemas de integración y facilita la revisión de código.</text:p>
      <text:list xml:id="list3284937728" text:style-name="L19">
        <text:list-item>
          <text:p text:style-name="P17"><text:span text:style-name="T1">Convenciones de nombrado</text:span>:</text:p>
          <text:list>
            <text:list-item>
              <text:p text:style-name="P17"><text:span text:style-name="T1">Clases</text:span>: <text:span text:style-name="Source_20_Text">PascalCase</text:span> (por ejemplo, <text:span text:style-name="Source_20_Text">ManejadorLector</text:span>).</text:p>
            </text:list-item>
            <text:list-item>
              <text:p text:style-name="P17"><text:span text:style-name="T1">Métodos y variables</text:span>: <text:span text:style-name="Source_20_Text">camelCase</text:span> (por ejemplo, <text:span text:style-name="Source_20_Text">registrarNuevoLector</text:span>).</text:p>
            </text:list-item>
            <text:list-item>
              <text:p text:style-name="P17"><text:span text:style-name="T1">Constantes</text:span>: <text:span text:style-name="Source_20_Text">UPPERCASE_SNAKE_CASE</text:span>.</text:p>
            </text:list-item>
            <text:list-item>
              <text:p text:style-name="P17"><text:span text:style-name="T1">Prefijos</text:span>: Aclara el uso de prefijos como <text:span text:style-name="Source_20_Text">Manejador</text:span> y los nombres de las carpetas (<text:span text:style-name="Source_20_Text">dao</text:span>, <text:span text:style-name="Source_20_Text">service</text:span>, <text:span text:style-name="Source_20_Text">datatypes</text:span>).</text:p>
            </text:list-item>
          </text:list>
        </text:list-item>
        <text:list-item>
          <text:p text:style-name="P17"><text:span text:style-name="T1">Comentarios</text:span>:</text:p>
          <text:list>
            <text:list-item>
              <text:p text:style-name="P17">Estándares para los comentarios Javadoc en las clases y los métodos públicos.</text:p>
            </text:list-item>
          </text:list>
        </text:list-item>
        <text:list-item>
          <text:p text:style-name="P17"><text:span text:style-name="T1">Formato de código</text:span>:</text:p>
          <text:list>
            <text:list-item>
              <text:p text:style-name="P17">Número de espacios para la indentación (ejemplo: 4 espacios).</text:p>
            </text:list-item>
            <text:list-item>
              <text:p text:style-name="P17">Ubicación de las llaves (<text:span text:style-name="Source_20_Text">{</text:span>).</text:p>
            </text:list-item>
          </text:list>
        </text:list-item>
        <text:list-item>
          <text:p text:style-name="P17"><text:span text:style-name="Source_20_Text"><text:span text:style-name="T1">git</text:span></text:span><text:span text:style-name="T1"> y </text:span><text:span text:style-name="Source_20_Text"><text:span text:style-name="T1">SCM</text:span></text:span>:</text:p>
          <text:list>
            <text:list-item>
              <text:p text:style-name="P17">Flujo de trabajo de <text:span text:style-name="Source_20_Text">git</text:span>: Explica cómo crear ramas (<text:span text:style-name="Source_20_Text">feature branches</text:span>), hacer <text:span text:style-name="Source_20_Text">commits</text:span> y fusionar el código (<text:span text:style-name="Source_20_Text">pull requests</text:span>).</text:p>
            </text:list-item>
            <text:list-item>
              <text:p text:style-name="P17">Importancia de los mensajes de <text:span text:style-name="Source_20_Text">commit</text:span> claros y descriptivos.</text:p>
            </text:list-item>
          </text:list>
        </text:list-item>
      </text:list>
      <text:p text:style-name="Text_20_body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8-28T15:48:28.769000000</dc:date>
    <meta:editing-duration>PT6M33S</meta:editing-duration>
    <meta:editing-cycles>3</meta:editing-cycles>
    <meta:generator>LibreOffice/7.3.4.2$Windows_X86_64 LibreOffice_project/728fec16bd5f605073805c3c9e7c4212a0120dc5</meta:generator>
    <meta:document-statistic meta:table-count="0" meta:image-count="0" meta:object-count="0" meta:page-count="3" meta:paragraph-count="39" meta:word-count="465" meta:character-count="2975" meta:non-whitespace-character-count="2580"/>
  </office:meta>
</office:document-meta>
</file>